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Droid Sans Mono', 'Courier New', monospace, 'Droid Sans Fallback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5b34b5" officeooo:paragraph-rsid="009429dd" fo:background-color="transparent" style:font-size-asian="8.75pt" style:font-weight-asian="normal" style:font-size-complex="10pt" style:font-weight-complex="normal"/>
    </style:style>
    <style:style style:name="P2" style:family="paragraph" style:parent-style-name="Preformatted_20_Text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5b34b5" officeooo:paragraph-rsid="0090187e" fo:background-color="#ffff00" style:font-size-asian="8.75pt" style:font-weight-asian="normal" style:font-size-complex="10pt" style:font-weight-complex="normal"/>
    </style:style>
    <style:style style:name="P3" style:family="paragraph" style:parent-style-name="Preformatted_20_Text">
      <style:paragraph-properties style:writing-mode="lr-tb"/>
      <style:text-properties fo:font-variant="normal" fo:text-transform="none" fo:color="#333333" style:font-name="Consolas" fo:font-size="10.5pt" fo:letter-spacing="normal" fo:font-style="normal" fo:font-weight="normal" officeooo:rsid="005b34b5" officeooo:paragraph-rsid="0090187e" fo:background-color="transparent" style:font-size-asian="8.75pt" style:font-weight-asian="normal" style:font-size-complex="10pt" style:font-weight-complex="normal"/>
    </style:style>
    <style:style style:name="P4" style:family="paragraph" style:parent-style-name="Preformatted_20_Text">
      <style:paragraph-properties style:writing-mode="lr-tb"/>
      <style:text-properties officeooo:paragraph-rsid="00908b74"/>
    </style:style>
    <style:style style:name="P5" style:family="paragraph" style:parent-style-name="Standard">
      <style:paragraph-properties style:writing-mode="lr-tb"/>
      <style:text-properties fo:font-variant="normal" fo:text-transform="none" fo:color="#4d4d4c" style:font-name="Menlo" fo:font-size="10.5pt" fo:letter-spacing="normal" fo:font-style="normal" fo:font-weight="normal" officeooo:rsid="005b34b5" officeooo:paragraph-rsid="00a0a668" fo:background-color="transparent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style:writing-mode="lr-tb"/>
      <style:text-properties fo:font-variant="normal" fo:text-transform="none" fo:color="#4d4d4c" style:font-name="Menlo" fo:font-size="10.5pt" fo:letter-spacing="normal" fo:font-style="normal" fo:font-weight="normal" officeooo:rsid="00908b74" officeooo:paragraph-rsid="00908b74" fo:background-color="transparent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style:writing-mode="lr-tb"/>
      <style:text-properties fo:font-variant="normal" fo:text-transform="none" fo:color="#4d4d4c" style:font-name="Menlo" fo:font-size="10.5pt" fo:letter-spacing="normal" fo:font-style="normal" fo:font-weight="normal" officeooo:rsid="00908b74" officeooo:paragraph-rsid="00908b74" fo:background-color="#ffff00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908b74" officeooo:paragraph-rsid="00908b74" fo:background-color="transparent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9429dd" officeooo:paragraph-rsid="009429dd" fo:background-color="transparent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9da632" officeooo:paragraph-rsid="009da632"/>
    </style:style>
    <style:style style:name="P11" style:family="paragraph" style:parent-style-name="Standard">
      <style:paragraph-properties style:writing-mode="lr-tb"/>
      <style:text-properties fo:font-variant="normal" fo:text-transform="none" fo:color="#222222" style:font-name="sans-serif" fo:font-size="10.5pt" fo:letter-spacing="normal" fo:font-style="normal" fo:font-weight="normal" officeooo:paragraph-rsid="00908b74"/>
    </style:style>
    <style:style style:name="P12" style:family="paragraph" style:parent-style-name="Standard">
      <style:paragraph-properties style:writing-mode="lr-tb"/>
      <style:text-properties officeooo:paragraph-rsid="00908b74"/>
    </style:style>
    <style:style style:name="P13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5b34b5" officeooo:paragraph-rsid="00a0a668" fo:background-color="transparent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5b34b5" officeooo:paragraph-rsid="006289b8" fo:background-color="transparent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9b3511" officeooo:paragraph-rsid="00908b74" fo:background-color="transparent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9b3511" officeooo:paragraph-rsid="00a2ff3b" fo:background-color="transparent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908b74" officeooo:paragraph-rsid="00a2ff3b" fo:background-color="transparent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5b34b5" officeooo:paragraph-rsid="006289b8" fo:background-color="#ffff00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style:writing-mode="lr-tb"/>
      <style:text-properties fo:font-variant="normal" fo:text-transform="none" fo:color="#000000" style:font-name="monospace" fo:font-size="14pt" fo:letter-spacing="normal" fo:font-style="normal" fo:font-weight="bold" officeooo:rsid="00a0a668" officeooo:paragraph-rsid="00a0a668" fo:background-color="#ff8000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5b34b5" officeooo:paragraph-rsid="009429dd" fo:background-color="transparent" style:font-size-asian="8.75pt" style:font-weight-asian="normal" style:font-size-complex="10pt" style:font-weight-complex="normal"/>
    </style:style>
    <style:style style:name="T1" style:family="text">
      <style:text-properties fo:font-variant="normal" fo:text-transform="none" fo:color="#000000" style:font-name="monospace" fo:font-size="10.5pt" fo:letter-spacing="normal" fo:font-style="normal" fo:font-weight="normal" officeooo:rsid="00908b74" fo:background-color="transparent" loext:char-shading-value="0" style:font-size-asian="8.75pt" style:font-weight-asian="normal" style:font-size-complex="10pt" style:font-weight-complex="normal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 officeooo:rsid="0099e97b" fo:background-color="transparent" loext:char-shading-value="0" style:font-size-asian="8.75pt" style:font-weight-asian="normal" style:font-size-complex="10pt" style:font-weight-complex="normal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 officeooo:rsid="009b3511" fo:background-color="transparent" loext:char-shading-value="0" style:font-size-asian="8.75pt" style:font-weight-asian="normal" style:font-size-complex="10pt" style:font-weight-complex="normal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officeooo:rsid="00908b74" fo:background-color="#ffff00" loext:char-shading-value="0" style:font-size-asian="8.75pt" style:font-weight-asian="normal" style:font-size-complex="10pt" style:font-weight-complex="normal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 officeooo:rsid="0099e97b" fo:background-color="#ffff00" loext:char-shading-value="0" style:font-name-asian="Noto Sans Mono CJK SC" style:font-size-asian="8.75pt" style:font-weight-asian="normal" style:font-name-complex="Liberation Mono" style:font-size-complex="10pt" style:font-weight-complex="normal"/>
    </style:style>
    <style:style style:name="T6" style:family="text">
      <style:text-properties fo:color="#000000" style:font-name="monospace"/>
    </style:style>
    <style:style style:name="T7" style:family="text">
      <style:text-properties fo:color="#000000" style:font-name="monospace" officeooo:rsid="009b3511" fo:background-color="transparent" loext:char-shading-value="0" style:font-size-asian="8.75pt" style:font-weight-asian="normal" style:font-size-complex="10pt" style:font-weight-complex="normal"/>
    </style:style>
    <style:style style:name="T8" style:family="text">
      <style:text-properties fo:color="#000000" style:font-name="monospace" officeooo:rsid="009ca74a" fo:background-color="transparent" loext:char-shading-value="0" style:font-size-asian="8.75pt" style:font-weight-asian="normal" style:font-size-complex="10pt" style:font-weight-complex="normal"/>
    </style:style>
    <style:style style:name="T9" style:family="text">
      <style:text-properties fo:background-color="transparent" loext:char-shading-value="0" style:font-size-asian="8.75pt" style:font-weight-asian="normal" style:font-size-complex="10pt" style:font-weight-complex="normal"/>
    </style:style>
    <style:style style:name="T10" style:family="text">
      <style:text-properties officeooo:rsid="009b3511" fo:background-color="transparent" loext:char-shading-value="0" style:font-size-asian="8.75pt" style:font-weight-asian="normal" style:font-size-complex="10pt" style:font-weight-complex="normal"/>
    </style:style>
    <style:style style:name="T11" style:family="text">
      <style:text-properties officeooo:rsid="0091bee6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9b35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a xlink:type="simple" xlink:href="https://elinux.org/Building_BBB_Kernel" text:style-name="Internet_20_link" text:visited-style-name="Visited_20_Internet_20_Link">https://elinux.org/Building_BBB_Kernel</text:a><text:span text:style-name="T6"> <text:s text:c="5"/></text:span></text:p>
      <text:p text:style-name="P5"><text:a xlink:type="simple" xlink:href="https://wiki.beyondlogic.org/index.php/BeagleBoneBlack_Building_Kernel" text:style-name="Internet_20_link" text:visited-style-name="Visited_20_Internet_20_Link"><text:span text:style-name="T6">https://wiki.beyondlogic.org/index.php/BeagleBoneBlack_Building_Kernel</text:span></text:a></text:p>
      <text:p text:style-name="P13"/>
      <text:p text:style-name="P19">Неудачно – перехожу к Crosstool-NG</text:p>
      <text:p text:style-name="P14"/>
      <text:p text:style-name="P1">sudo apt-get install libssl-dev</text:p>
      <text:p text:style-name="P1">sudo apt-get install libgnutls28-dev</text:p>
      <text:p text:style-name="P1"/>
      <text:p text:style-name="P18">wget ftp://ftp.denx.de/pub/u-boot/u-boot-2024.01.tar.bz2</text:p>
      <text:p text:style-name="P2">tar -xjf u-boot-2024.01.tar.bz2</text:p>
      <text:p text:style-name="P3"/>
      <text:p text:style-name="P7">cd u-boot-2024.01</text:p>
      <text:p text:style-name="P6"/>
      <text:p text:style-name="P6">Building &lt;= v1014.07: make tools-only<text:tab/>Builds the tools</text:p>
      <text:p text:style-name="P6">Building &gt;= v1014.10: <text:span text:style-name="T12">make sandbox_defconfig tools-only</text:span><text:tab/>Builds the tools</text:p>
      <text:p text:style-name="P6"/>
      <text:p text:style-name="P6"><text:span text:style-name="T12">sudo install tools/mkimage /usr/local/bin</text:span><text:tab/>Installs the mkimage program</text:p>
      <text:p text:style-name="P6"/>
      <text:p text:style-name="P8">mkimage <text:s text:c="4"/><text:span text:style-name="T11">выходит большой хелп</text:span></text:p>
      <text:p text:style-name="P8"/>
      <text:p text:style-name="P9">KERNEL</text:p>
      <text:p text:style-name="P4"><text:span text:style-name="T4">git clone </text:span><text:span text:style-name="T5">https</text:span><text:span text:style-name="T4">://github.com/beagleboard/kernel.git</text:span></text:p>
      <text:p text:style-name="P12"><text:span text:style-name="T1">cd </text:span><text:span text:style-name="T2">kernel</text:span></text:p>
      <text:p text:style-name="P12"><text:span text:style-name="T1">git checkout </text:span><text:span text:style-name="T3">3.8</text:span></text:p>
      <text:p text:style-name="P15">./patch.sh</text:p>
      <text:p text:style-name="P15">cp configs/beaglebone kernel/arch/arm/configs/beaglebone_defconfig</text:p>
      <text:p text:style-name="P15"/>
      <text:p text:style-name="P15">wget http://arago-project.org/git/projects/?p=am33x-cm3.git\;a=blob_plain\;f=bin/am335x-pm-firmware.bin\;hb=HEAD -O kernel/firmware/am335x-pm-firmware.bin</text:p>
      <text:p text:style-name="P11"><text:span text:style-name="T8">(</text:span><text:span text:style-name="T7">Pre-compiled power management firmware</text:span><text:span text:style-name="T8">)</text:span></text:p>
      <text:p text:style-name="P10"><text:span text:style-name="T10">c</text:span><text:span text:style-name="T9">d kernel</text:span></text:p>
      <text:p text:style-name="P15">make ARCH=arm CROSS_COMPILE=arm-cortex_a8-linux-gnueabihf- beaglebone_defconfig</text:p>
      <text:p text:style-name="P16">make ARCH=arm CROSS_COMPILE=arm-cortex_a8-linux-gnueabihf- uImage dtbs</text:p>
      <text:p text:style-name="P17">make ARCH=arm CROSS_COMPILE=<text:span text:style-name="T13">arm-cortex_a8-linux-gnueabihf-</text:span> uImage-dtb.am335x-boneblack</text:p>
      <text:p text:style-name="P17">make ARCH=arm CROSS_COMPILE=<text:span text:style-name="T13">arm-cortex_a8-linux-gnueabihf-</text:span> modul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Droid Sans Mono', 'Courier New', monospace, 'Droid Sans Fallback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3-20T16:08:19.652619901</dc:date>
    <meta:editing-duration>PT12H21M24S</meta:editing-duration>
    <meta:editing-cycles>125</meta:editing-cycles>
    <meta:document-statistic meta:table-count="0" meta:image-count="0" meta:object-count="0" meta:page-count="1" meta:paragraph-count="25" meta:word-count="90" meta:character-count="1209" meta:non-whitespace-character-count="1133"/>
  </office:meta>
</office:document-meta>
</file>